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text-properties fo:font-size="10pt" fo:language="pt" fo:country="BR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language="pt" fo:country="BR"/>
    </style:style>
    <style:style style:name="P10" style:family="paragraph" style:parent-style-name="Text_20_body">
      <style:paragraph-properties fo:text-align="justify" style:justify-single-word="false" style:vertical-align="auto"/>
      <style:text-properties fo:language="pt" fo:country="BR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Standard">
      <style:paragraph-properties fo:margin-left="1.217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1.217cm" fo:margin-right="0cm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4" style:family="paragraph" style:parent-style-name="Standard">
      <style:paragraph-properties fo:margin-left="1.27cm" fo:margin-right="0cm" fo:text-indent="-1.27cm" style:auto-text-indent="false" style:vertical-align="auto">
        <style:tab-stops/>
      </style:paragraph-properties>
    </style:style>
    <style:style style:name="P1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19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0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21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language="pt" fo:country="BR"/>
    </style:style>
    <style:style style:name="P22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3" style:family="paragraph" style:parent-style-name="Standard">
      <style:paragraph-properties fo:margin-left="1.244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1.244cm" fo:margin-right="0cm" fo:text-indent="0cm" style:auto-text-indent="false">
        <style:tab-stops/>
      </style:paragraph-properties>
      <style:text-properties fo:color="#000000" fo:font-size="10pt" fo:language="pt" fo:country="BR" style:font-name-asian="Verdana" style:font-size-asian="10pt" style:font-name-complex="Verdana" style:font-size-complex="10pt"/>
    </style:style>
    <style:style style:name="P25" style:family="paragraph" style:parent-style-name="Standard" style:list-style-name="WW8Num7">
      <style:text-properties fo:font-size="10pt" fo:language="pt" fo:country="BR" style:font-size-asian="10pt" style:font-size-complex="10pt"/>
    </style:style>
    <style:style style:name="P26" style:family="paragraph" style:parent-style-name="Standard">
      <style:paragraph-properties fo:margin-left="1.244cm" fo:margin-right="0cm" fo:text-indent="0cm" style:auto-text-indent="false">
        <style:tab-stops/>
      </style:paragraph-properties>
    </style:style>
    <style:style style:name="P27" style:family="paragraph" style:parent-style-name="Título" style:master-page-name="MP0">
      <style:paragraph-properties fo:text-align="center" style:justify-single-word="false" style:page-number="auto" fo:break-before="page"/>
    </style:style>
    <style:style style:name="P28" style:family="paragraph" style:parent-style-name="Text_20_body" style:list-style-name="L1">
      <style:paragraph-properties fo:text-align="justify" style:justify-single-word="false"/>
      <style:text-properties fo:language="pt" fo:country="BR"/>
    </style:style>
    <style:style style:name="P29" style:family="paragraph" style:parent-style-name="Text_20_body" style:list-style-name="WW8Num7">
      <style:paragraph-properties fo:text-align="justify" style:justify-single-word="false" style:vertical-align="auto"/>
      <style:text-properties fo:language="pt" fo:country="BR"/>
    </style:style>
    <style:style style:name="P30" style:family="paragraph" style:parent-style-name="Text_20_body" style:list-style-name="L2">
      <style:paragraph-properties fo:text-align="justify" style:justify-single-word="false" style:vertical-align="auto"/>
      <style:text-properties fo:language="pt" fo:country="BR"/>
    </style:style>
    <style:style style:name="P31" style:family="paragraph" style:parent-style-name="Text_20_body">
      <style:paragraph-properties fo:text-align="justify" style:justify-single-word="false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fo:language="pt" fo:country="BR" style:font-size-asian="10pt" style:font-size-complex="10pt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fo:language="pt" fo:country="BR"/>
    </style:style>
    <style:style style:name="T9" style:family="text">
      <style:text-properties fo:language="pt" fo:country="BR" fo:font-weight="bold" style:font-weight-asian="bold" style:font-weight-complex="bold"/>
    </style:style>
    <style:style style:name="T10" style:family="text">
      <style:text-properties fo:language="pt" fo:country="BR" officeooo:rsid="00011ed5"/>
    </style:style>
    <style:style style:name="T11" style:family="text">
      <style:text-properties style:font-name="Arial" fo:language="pt" fo:country="BR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011ed5"/>
    </style:style>
    <style:style style:name="T14" style:family="text">
      <style:text-properties officeooo:rsid="0002688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9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Fonte_20_parág._20_padrão"><text:span text:style-name="T7">Memória Virtual</text:span></text:span><text:span text:style-name="Fonte_20_parág._20_padrão"><text:span text:style-name="T6"><text:line-break/></text:span></text:span><text:span text:style-name="Fonte_20_parág._20_padrão"><text:span text:style-name="T7">Caso de Uso: Cadastrar Usuário</text:span></text:span></text:p>
      <text:p text:style-name="P8"/>
      <text:h text:style-name="Heading_20_1" text:outline-level="1">Breve Descrição</text:h>
      <text:p text:style-name="P9">O novo usuário deve concluir a etapa de cadastro iniciada no caso de uso enviar convite. Após aceitar o convite informações sobre os dados pessoais do usuário devem ser fornecidas ao sistema.</text:p>
      <text:p text:style-name="P9"/>
      <text:h text:style-name="Heading_20_1" text:outline-level="1">Breve Descrição dos Atores</text:h>
      <text:p text:style-name="P12"><text:tab/><text:span text:style-name="Fonte_20_parág._20_padrão"><text:span text:style-name="T2">- Usuário: Pode ser Admininstrador, Gerente, Catalogador ou Revisor, de acordo com o convite que recebeu.</text:span></text:span></text:p>
      <text:p text:style-name="P13"/>
      <text:h text:style-name="Heading_20_1" text:outline-level="1">Pré-condições</text:h>
      <text:list xml:id="list8799153173279868441" text:style-name="L1">
        <text:list-item>
          <text:p text:style-name="P28">O usuário deve aceitar o convite previamente enviado em seu e-mail, clicando no link. (Ver Caso de Uso 20 - Enviar Convite);</text:p>
        </text:list-item>
      </text:list>
      <text:p text:style-name="P9"/>
      <text:h text:style-name="Heading_20_1" text:outline-level="1">Fluxo Básico de eventos</text:h>
      <text:list xml:id="list5993850179729601215" text:style-name="WW8Num7">
        <text:list-item text:start-value="1">
          <text:p text:style-name="P25">O usuário clica no link para aceitar o convite enviado;</text:p>
        </text:list-item>
        <text:list-item>
          <text:p text:style-name="P25">O link exibe a mensagem “Redirecionando” e em seguida é exibida a tela de cadastro do sistema contendo os campos obrigatórios e editáveis:</text:p>
        </text:list-item>
      </text:list>
      <text:p text:style-name="P9">- E-mail do usuário já preenchido pelo e-mail para o qual o convite foi enviado e que pode ser alterado pelo usuário;</text:p>
      <text:p text:style-name="P9">- campo ID (Obrigatório), usado para fazer login no sistema</text:p>
      <text:p text:style-name="P9">- Nome Completo;</text:p>
      <text:p text:style-name="P11"><text:span text:style-name="Fonte_20_parág._20_padrão"><text:span text:style-name="T8">- Telefone para contato</text:span></text:span><text:span text:style-name="Fonte_20_parág._20_padrão"><text:span text:style-name="T11">;</text:span></text:span></text:p>
      <text:p text:style-name="P9">- Senha pessoal e intransferível de no mínimo 6 caracteres e no máximo 30;</text:p>
      <text:p text:style-name="P9">- Confirmação da senha fornecida;</text:p>
      <text:p text:style-name="P9">- opção “Salvar” dados fornecidos no sistema;</text:p>
      <text:p text:style-name="P11"><text:span text:style-name="T8">- opção “</text:span><text:span text:style-name="T10">Cancelar</text:span><text:span text:style-name="T8">” para desistir de se cadastrar no sistema.</text:span></text:p>
      <text:list xml:id="list95207251414871" text:continue-numbering="true" text:style-name="WW8Num7">
        <text:list-item>
          <text:p text:style-name="P29">Após preencher todos os dados obrigatórios o usuário confirma a operação, selecionando a opção “Salvar”;</text:p>
        </text:list-item>
        <text:list-item>
          <text:p text:style-name="P25">O sistema valida o cadastramento e exibe a mensagem “Cadastro Concluído com Sucesso”;</text:p>
        </text:list-item>
        <text:list-item>
          <text:p text:style-name="P29">O caso de uso termina.</text:p>
        </text:list-item>
      </text:list>
      <text:p text:style-name="P10"/>
      <text:p text:style-name="P10"/>
      <text:p text:style-name="P10"/>
      <text:h text:style-name="Heading_20_1" text:outline-level="1"><text:soft-page-break/>Fluxos Alternativos</text:h>
      <text:p text:style-name="Standard"/>
      <text:h text:style-name="Heading_20_2" text:outline-level="2">Fluxo Alternativo 1</text:h>
      <text:p text:style-name="P14"/>
      <text:p text:style-name="P9">Se no passo 1 do Fluxo Básico o prazo de confirmação expirou, então: <text:s/></text:p>
      <text:list xml:id="list4045656022904302669" text:style-name="L2">
        <text:list-item>
          <text:p text:style-name="P30">O sistema exibe a mensagem ”O Prazo de Confirmação Expirou”;</text:p>
        </text:list-item>
        <text:list-item>
          <text:p text:style-name="P30">O caso de uso termina.</text:p>
        </text:list-item>
      </text:list>
      <text:p text:style-name="P10"/>
      <text:p text:style-name="P15">Fluxo Alternativo 2</text:p>
      <text:p text:style-name="P19">Se no passo 3 do Fluxo Básico o usuário clica em "Salvar” sem ter preenchido</text:p>
      <text:p text:style-name="P20"><text:span text:style-name="Fonte_20_parág._20_padrão"><text:span text:style-name="T8">todos os campos, então:</text:span></text:span></text:p>
      <text:p text:style-name="P9">1. O sistema exibe a mensagem:</text:p>
      <text:p text:style-name="P21">a. “O campo &lt;nome do campo&gt; não foi preenchido”;</text:p>
      <text:p text:style-name="P17"><text:s/><text:tab/>2. O caso de uso retorna ao passo 3.</text:p>
      <text:p text:style-name="P17"/>
      <text:p text:style-name="P16">Fluxo Alternativo 3</text:p>
      <text:p text:style-name="P22">Se a qualquer momento o usuário desistir de cadastrar um novo usuário, ele terá que fechar a janela do programa.</text:p>
      <text:p text:style-name="P22"/>
      <text:p text:style-name="P16">Fluxo Alternativo 4</text:p>
      <text:p text:style-name="P9">Se no passo 2 do Fluxo Básico, o usuário digitar um telefone em formato incorreto:</text:p>
      <text:p text:style-name="P9">1. O sistema exibe mensagem: “Formato inválido de telefone”.</text:p>
      <text:p text:style-name="P9">2. O caso de uso continua no passo 2 do Fluxo Básico.</text:p>
      <text:p text:style-name="P9"/>
      <text:p text:style-name="P16">Fluxo Alternativo 5</text:p>
      <text:p text:style-name="P9">Se no passo 2 do Fluxo Básico, o usuário clicar em “<text:span text:style-name="T13">Cancelar</text:span>”:</text:p>
      <text:p text:style-name="P11"><text:span text:style-name="Fonte_20_parág._20_padrão"><text:span text:style-name="T8">1. </text:span></text:span><text:span text:style-name="Fonte_20_parág._20_padrão"><text:span text:style-name="T10">O usuário é direcionado para a página de busco do sistema.</text:span></text:span></text:p>
      <text:p text:style-name="P17"><text:s/><text:tab/>2. O caso de uso <text:span text:style-name="T13">termina.</text:span></text:p>
      <text:p text:style-name="P17"/>
      <text:p text:style-name="P16">Fluxo Alternativo 6</text:p>
      <text:p text:style-name="P9">Se no passo 2 do Fluxo Básico, o usuário digitar um e-mail em formato incorreto:</text:p>
      <text:p text:style-name="P9">1. O sistema exibe mensagem: “"Formato invalido de e-mail"”.</text:p>
      <text:p text:style-name="P9">2. O caso de uso continua no passo 2 do Fluxo Básico.</text:p>
      <text:p text:style-name="P17"/>
      <text:p text:style-name="P17"><text:s/></text:p>
      <text:p text:style-name="P4"><text:soft-page-break/></text:p>
      <text:h text:style-name="Heading_20_1" text:outline-level="1">Pós-condições</text:h>
      <text:p text:style-name="Standard"/>
      <text:p text:style-name="P23"><text:span text:style-name="Fonte_20_parág._20_padrão"><text:span text:style-name="T3">Fluxo Básico:</text:span></text:span><text:span text:style-name="Fonte_20_parág._20_padrão"><text:span text:style-name="T2"> O usuário referente ao e-mail e convite fornecidos deve estar cadastrado no sistema, tendo os campos de cadastro preenchidos e permissão para acessar as informações pertinentes ao seu nível de permissão no sistema.</text:span></text:span></text:p>
      <text:p text:style-name="P23"><text:span text:style-name="Fonte_20_parág._20_padrão"><text:span text:style-name="T3">Fluxo Alternativo 1:</text:span></text:span><text:span text:style-name="Fonte_20_parág._20_padrão"><text:span text:style-name="T2"> O usuário referente ao e-mail e convite fornecidos deve ser excluído do sistema.</text:span></text:span></text:p>
      <text:p text:style-name="P23"><text:span text:style-name="Fonte_20_parág._20_padrão"><text:span text:style-name="T3">Fluxo Alternativo 2:</text:span></text:span><text:span text:style-name="Fonte_20_parág._20_padrão"><text:span text:style-name="T2"> O cadastramento do usuário está pendente.</text:span></text:span></text:p>
      <text:p text:style-name="P23"><text:span text:style-name="Fonte_20_parág._20_padrão"><text:span text:style-name="T3">Fluxo Alternativo 3:</text:span></text:span><text:span text:style-name="Fonte_20_parág._20_padrão"><text:span text:style-name="T2"> O usuário referente ao e-mail e convite fornecidos deve ser excluído do sistema.(Se o prazo de confirmação expirou)</text:span></text:span></text:p>
      <text:p text:style-name="P23"><text:span text:style-name="Fonte_20_parág._20_padrão"><text:span text:style-name="T3">Fluxo Alternativo 4: </text:span></text:span><text:span text:style-name="Fonte_20_parág._20_padrão"><text:span text:style-name="T2">Não há alteração na base de dados do sistema.</text:span></text:span></text:p>
      <text:p text:style-name="P23"><text:span text:style-name="Fonte_20_parág._20_padrão"><text:span text:style-name="T3">Fluxo Alternativo 5:</text:span></text:span><text:span text:style-name="Fonte_20_parág._20_padrão"><text:span text:style-name="T2"> Não há alteração na base de dados do sistema.</text:span></text:span></text:p>
      <text:p text:style-name="P23"><text:span text:style-name="Fonte_20_parág._20_padrão"><text:span text:style-name="T3">Fluxo Alternativo 6:</text:span></text:span><text:span text:style-name="Fonte_20_parág._20_padrão"><text:span text:style-name="T2"> Não há alteração na base de dados do sistema.</text:span></text:span></text:p>
      <text:p text:style-name="P23"><text:span text:style-name="Fonte_20_parág._20_padrão"><text:span text:style-name="T2"/></text:span></text:p>
      <text:h text:style-name="Heading_20_1" text:outline-level="1">Requisitos especiais</text:h>
      <text:p text:style-name="P24">Segurança: A senha deve ser armazenada usando criptografia SHA – 502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style:line-height-at-least="0.423cm" fo:orphans="0" fo:widows="0" fo:hyphenation-ladder-count="no-limit" fo:keep-with-next="always"/>
      <style:text-properties style:font-name="Arial" fo:font-family="Arial" style:font-family-generic="swiss" style:font-pitch="variable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style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WW_5f_CharLFO9LVL1" style:display-name="WW_CharLFO9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2" style:display-name="WW_CharLFO9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3" style:display-name="WW_CharLFO9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4" style:display-name="WW_CharLFO9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5" style:display-name="WW_CharLFO9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6" style:display-name="WW_CharLFO9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7" style:display-name="WW_CharLFO9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8" style:display-name="WW_CharLFO9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9" style:display-name="WW_CharLFO9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officeooo:rsid="0002688f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2"><draw:image/></draw:frame></text:span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3">Documento de Especificação de Casos de Uso – CDU 02</text:p>
            </table:table-cell>
            <table:table-cell table:style-name="Tabela1.C1" office:value-type="string">
              <text:p text:style-name="MP4">Versão do documento: 2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&lt;0<text:span text:style-name="MT2">7</text:span>/0<text:span text:style-name="MT2">6</text:span>/201<text:span text:style-name="MT2">4</text:span>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5">Confidencial</text:p>
            </table:table-cell>
            <table:table-cell table:style-name="Tabela2.A1" office:value-type="string">
              <text:p text:style-name="MP3">ICMC – USP, 2012</text:p>
            </table:table-cell>
            <table:table-cell table:style-name="Tabela2.A1" office:value-type="string">
              <text:p text:style-name="MP6"><text:span text:style-name="Fonte_20_parág._20_padrão"><text:span text:style-name="MT3">Página </text:span></text:span><text:span text:style-name="Page_20_Number"><text:span text:style-name="MT3"><text:page-number text:select-page="current">3</text:page-number></text:span></text:span><text:span text:style-name="Page_20_Number"><text:span text:style-name="MT3"> de </text:span></text:span><text:span text:style-name="Page_20_Number"><text:span text:style-name="MT4"><text:page-count style:num-format="1"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dc:title>&lt;use-case name&gt;</dc:title>
    <dc:subject>&lt;project&gt;</dc:subject>
    <dc:creator>Thiago Bianchi</dc:creator>
    <meta:creation-date>2010-06-10T16:16:00Z</meta:creation-date>
    <dc:date>2014-07-07T09:52:06.925954724</dc:date>
    <meta:editing-cycles>67</meta:editing-cycles>
    <meta:editing-duration>PT3H53M11S</meta:editing-duration>
    <meta:document-statistic meta:table-count="2" meta:image-count="1" meta:object-count="0" meta:page-count="3" meta:paragraph-count="64" meta:word-count="611" meta:character-count="3516" meta:non-whitespace-character-count="2969"/>
    <meta:template xlink:type="simple" xlink:actuate="onRequest" xlink:title="" xlink:href="Normal"/>
  </office:meta>
</office:document-meta>
</file>